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18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2638in"/>
    </style:style>
    <style:style style:name="co6" style:family="table-column">
      <style:table-column-properties fo:break-before="auto" style:column-width="1.7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6" table:default-cell-style-name="ce2"/>
        <table:table-column table:style-name="co3" table:number-columns-repeated="11" table:default-cell-style-name="ce2"/>
        <table:table-row table:style-name="ro1">
          <table:table-cell table:style-name="ce1" office:value-type="string" calcext:value-type="string">
            <text:p>Emitter Name</text:p>
          </table:table-cell>
          <table:table-cell table:style-name="ce1" office:value-type="string" calcext:value-type="string">
            <text:p>Emitter ECR Name</text:p>
          </table:table-cell>
          <table:table-cell table:style-name="ce1" office:value-type="string" calcext:value-type="string">
            <text:p>Mode Key</text:p>
          </table:table-cell>
          <table:table-cell table:style-name="ce1" office:value-type="string" calcext:value-type="string">
            <text:p>Emitter Mode</text:p>
          </table:table-cell>
          <table:table-cell table:style-name="ce1" office:value-type="string" calcext:value-type="string">
            <text:p>Frequency (Mhz)</text:p>
          </table:table-cell>
          <table:table-cell table:style-name="ce1" office:value-type="string" calcext:value-type="string">
            <text:p>PRI (usec)</text:p>
          </table:table-cell>
          <table:table-cell table:style-name="ce1" office:value-type="string" calcext:value-type="string">
            <text:p>PW (usec)</text:p>
          </table:table-cell>
          <table:table-cell table:style-name="ce1" office:value-type="string" calcext:value-type="string">
            <text:p>Scan Type (Scan Time)</text:p>
          </table:table-cell>
          <table:table-cell table:style-name="ce1" office:value-type="string" calcext:value-type="string">
            <text:p>Start Run</text:p>
          </table:table-cell>
          <table:table-cell table:style-name="ce1" table:formula="of:=&quot;+30s&quot;" office:value-type="string" office:string-value="+30s" calcext:value-type="string">
            <text:p>+30s</text:p>
          </table:table-cell>
          <table:table-cell table:style-name="ce1" table:formula="of:=&quot;+60s&quot;" office:value-type="string" office:string-value="+60s" calcext:value-type="string">
            <text:p>+60s</text:p>
          </table:table-cell>
          <table:table-cell table:style-name="ce1" table:formula="of:=&quot;+90s&quot;" office:value-type="string" office:string-value="+90s" calcext:value-type="string">
            <text:p>+90s</text:p>
          </table:table-cell>
          <table:table-cell table:style-name="ce1" table:formula="of:=&quot;+120s&quot;" office:value-type="string" office:string-value="+120s" calcext:value-type="string">
            <text:p>+120s</text:p>
          </table:table-cell>
          <table:table-cell table:style-name="ce1" table:formula="of:=&quot;+150s&quot;" office:value-type="string" office:string-value="+150s" calcext:value-type="string">
            <text:p>+150s</text:p>
          </table:table-cell>
          <table:table-cell table:style-name="ce1" table:formula="of:=&quot;+180s&quot;" office:value-type="string" office:string-value="+180s" calcext:value-type="string">
            <text:p>+180s</text:p>
          </table:table-cell>
          <table:table-cell table:style-name="ce1" table:formula="of:=&quot;+210s&quot;" office:value-type="string" office:string-value="+210s" calcext:value-type="string">
            <text:p>+210s</text:p>
          </table:table-cell>
          <table:table-cell table:style-name="ce1" table:formula="of:=&quot;+240s&quot;" office:value-type="string" office:string-value="+240s" calcext:value-type="string">
            <text:p>+240s</text:p>
          </table:table-cell>
          <table:table-cell table:style-name="ce1" table:formula="of:=&quot;+270s&quot;" office:value-type="string" office:string-value="+270s" calcext:value-type="string">
            <text:p>+270s</text:p>
          </table:table-cell>
          <table:table-cell table:style-name="ce1" table:formula="of:=&quot;+300s&quot;" office:value-type="string" office:string-value="+300s" calcext:value-type="string">
            <text:p>+300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C – 01</text:p>
          </table:table-cell>
          <table:table-cell table:number-columns-repeated="4"/>
          <table:table-cell table:number-columns-repeated="2" office:value-type="string" calcext:value-type="string">
            <text:p>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C – 02</text:p>
          </table:table-cell>
          <table:table-cell table:number-columns-repeated="6"/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2"/>
          <table:table-cell table:number-columns-repeated="3"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A</text:p>
          </table:table-cell>
          <table:table-cell table:number-columns-repeated="5"/>
          <table:table-cell table:number-columns-repeated="3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3"/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YZ</text:p>
          </table:table-cell>
          <table:table-cell table:number-columns-repeated="6"/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C – 01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/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C – 02</text:p>
          </table:table-cell>
          <table:table-cell table:number-columns-repeated="5"/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C – 03</text:p>
          </table:table-cell>
          <table:table-cell table:number-columns-repeated="6"/>
          <table:table-cell office:value-type="string" calcext:value-type="string">
            <text:p>On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language="en" fo:country="US" style:font-name-asian="FreeSans1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5:04:01.375419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7T11:18:53.406676912</meta:creation-date>
    <dc:date>2020-12-17T15:10:20.479860972</dc:date>
    <meta:editing-duration>PT15M15S</meta:editing-duration>
    <meta:editing-cycles>3</meta:editing-cycles>
    <meta:generator>LibreOffice/7.0.3.1$Linux_X86_64 LibreOffice_project/00$Build-1</meta:generator>
    <meta:document-statistic meta:table-count="1" meta:cell-count="77" meta:object-count="0"/>
  </office:meta>
</office:document-meta>
</file>